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206" style:family="table-cell" style:parent-style-name="Default"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2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2" office:value-type="string" calcext:value-type="string">
            <text:p>grüne Spalten:</text:p>
          </table:table-cell>
          <table:table-cell table:style-name="Default"/>
          <table:table-cell table:style-name="ce122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4-14" calcext:value-type="date">
            <text:p>14. April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8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8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/>
          <table:table-cell table:style-name="ce30"/>
          <table:table-cell table:style-name="ce114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K21]/(24*60)" office:value-type="time" office:time-value="PT00H00M00S" calcext:value-type="time">
            <text:p>00:00</text:p>
          </table:table-cell>
          <table:table-cell table:style-name="ce38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2" table:default-cell-style-name="ce187"/>
        <table:table-column table:style-name="co16" table:default-cell-style-name="ce122"/>
        <table:table-column table:style-name="co17" table:default-cell-style-name="ce199"/>
        <table:table-column table:style-name="co18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164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64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3];[.C3];0)" office:value-type="float" office:value="0" calcext:value-type="float">
            <text:p>0</text:p>
          </table:table-cell>
          <table:table-cell table:formula="of:=[.H3]/(24*60)" office:value-type="time" office:time-value="PT00H00M00S" calcext:value-type="time">
            <text:p>00:00</text:p>
          </table:table-cell>
          <table:table-cell table:style-name="ce199" table:formula="of:=[.H3]*[.F3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4];[.C4];0)" office:value-type="float" office:value="0" calcext:value-type="float">
            <text:p>0</text:p>
          </table:table-cell>
          <table:table-cell table:formula="of:=[.H4]/(24*60)" office:value-type="time" office:time-value="PT00H00M00S" calcext:value-type="time">
            <text:p>00:00</text:p>
          </table:table-cell>
          <table:table-cell table:style-name="ce199" table:formula="of:=[.H4]*[.F4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0H00M00S" calcext:value-type="time">
            <text:p>00:00</text:p>
          </table:table-cell>
          <table:table-cell table:style-name="ce200" table:formula="of:=SUM([.J2:.J5])" office:value-type="currency" office:currency="SFr." office:value="0" calcext:value-type="currency">
            <text:p>SFr. 0.00</text:p>
          </table:table-cell>
          <table:table-cell table:style-name="ce207"/>
          <table:table-cell table:style-name="ce164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4">
          <table:table-cell table:number-columns-repeated="11"/>
          <table:table-cell table:style-name="ce20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64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2" office:value-type="string" calcext:value-type="string">
            <text:p>grüne Spalten:</text:p>
          </table:table-cell>
          <table:table-cell table:style-name="ce122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3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14. April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single default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single custom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20" calcext:value-type="currency">
            <text:p>SFr. 12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3.01.2021</text:p>
          </table:table-cell>
          <table:table-cell table:style-name="Default" office:value-type="string" calcext:value-type="string">
            <text:p>single override</text:p>
          </table:table-cell>
          <table:table-cell table:style-name="Default" office:value-type="string" calcext:value-type="string">
            <text:p>SFr. 7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40" calcext:value-type="currency">
            <text:p>SFr. 14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7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40" calcext:value-type="currency">
            <text:p>SFr. 24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675/(60*24)" office:value-type="time" office:time-value="PT11H15M00S" calcext:value-type="time">
            <text:p>11:15</text:p>
          </table:table-cell>
          <table:table-cell table:style-name="ce213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4])" office:value-type="currency" office:currency="SFr." office:value="1362.5" calcext:value-type="currency">
            <text:p>SFr. 1'3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64"/>
        <table:table-column table:style-name="co23" table:default-cell-style-name="ce217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6" office:value-type="string" calcext:value-type="string">
            <text:p>Wert</text:p>
          </table:table-cell>
          <table:table-cell table:style-name="ce164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18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19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.00.0000</text:date>, <text:time style:data-style-name="N2" text:time-value="21:57:49.2650028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1M28S</meta:editing-duration>
    <meta:editing-cycles>647</meta:editing-cycles>
    <meta:generator>LibreOffice/7.0.4.2$Linux_X86_64 LibreOffice_project/00$Build-2</meta:generator>
    <meta:initial-creator>Mensch Meyer</meta:initial-creator>
    <dc:date>2021-04-14T21:57:50.385488189</dc:date>
    <meta:print-date>2018-03-22T10:16:17.782000000</meta:print-date>
    <meta:printed-by>Mensch Meyer</meta:printed-by>
    <meta:document-statistic meta:table-count="4" meta:cell-count="3201" meta:object-count="4"/>
  </office:meta>
</office:document-meta>
</file>